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319in"/>
    </style:style>
    <style:style style:name="co2" style:family="table-column">
      <style:table-column-properties fo:break-before="auto" style:column-width="1.720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cedure</text:p>
          </table:table-cell>
          <table:table-cell table:style-name="ce1" office:value-type="string">
            <text:p>Rows Affected</text:p>
          </table:table-cell>
        </table:table-row>
        <table:table-row table:style-name="ro2">
          <table:table-cell office:value-type="string">
            <text:p>insertBranch</text:p>
          </table:table-cell>
          <table:table-cell/>
        </table:table-row>
        <table:table-row table:style-name="ro2">
          <table:table-cell office:value-type="string">
            <text:p>openRegistration</text:p>
          </table:table-cell>
          <table:table-cell office:value-type="string">
            <text:p>user.email, branchid, year, status, userrole.userId, roleid</text:p>
          </table:table-cell>
        </table:table-row>
        <table:table-row table:style-name="ro2">
          <table:table-cell office:value-type="string">
            <text:p>registerUser</text:p>
          </table:table-cell>
          <table:table-cell office:value-type="string">
            <text:p>user.name, bdate, gender, cityid, password, authString, verifyEntDate, status</text:p>
          </table:table-cell>
        </table:table-row>
        <table:table-row table:style-name="ro2">
          <table:table-cell office:value-type="string">
            <text:p>verifyUser</text:p>
          </table:table-cell>
          <table:table-cell office:value-type="string">
            <text:p>status, registerDate</text:p>
          </table:table-cell>
        </table:table-row>
        <table:table-row table:style-name="ro2">
          <table:table-cell office:value-type="string">
            <text:p>requestNewPassword</text:p>
          </table:table-cell>
          <table:table-cell office:value-type="string">
            <text:p>authString, status, verifyEntDate</text:p>
          </table:table-cell>
        </table:table-row>
        <table:table-row table:style-name="ro2">
          <table:table-cell office:value-type="string">
            <text:p>changePassword</text:p>
          </table:table-cell>
          <table:table-cell office:value-type="string">
            <text:p>status, password</text:p>
          </table:table-cell>
        </table:table-row>
        <table:table-row table:style-name="ro2">
          <table:table-cell office:value-type="string">
            <text:p>updateUserStatus</text:p>
          </table:table-cell>
          <table:table-cell office:value-type="string">
            <text:p>status</text:p>
          </table:table-cell>
        </table:table-row>
        <table:table-row table:style-name="ro2">
          <table:table-cell office:value-type="string">
            <text:p>getUserStatus</text:p>
          </table:table-cell>
          <table:table-cell office:value-type="string">
            <text:p>status</text:p>
          </table:table-cell>
        </table:table-row>
        <table:table-row table:style-name="ro2">
          <table:table-cell office:value-type="string">
            <text:p>createGroup</text:p>
          </table:table-cell>
          <table:table-cell office:value-type="string">
            <text:p>group.groupid, name, description, status</text:p>
          </table:table-cell>
        </table:table-row>
        <table:table-row table:style-name="ro2">
          <table:table-cell office:value-type="string">
            <text:p>insertGroupMember</text:p>
          </table:table-cell>
          <table:table-cell office:value-type="string">
            <text:p>groupmem.groupid, userid, position, status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insert, update procedures for Post, Comment, ReportAbuse, Message, Events, 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T14:43:42</meta:creation-date>
    <dc:date>2012-10-10T15:18:48</dc:date>
    <meta:editing-duration>PT18M22S</meta:editing-duration>
    <meta:editing-cycles>6</meta:editing-cycles>
    <meta:generator>LibreOffice/3.5$Linux_x86 LibreOffice_project/350m1$Build-2</meta:generator>
    <meta:document-statistic meta:table-count="3" meta:cell-count="22" meta:object-count="0"/>
  </office:meta>
</office:document-meta>
</file>